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93cm" fo:min-width="2.643cm"/>
    </style:style>
    <style:style style:name="gr2" style:family="graphic" style:parent-style-name="objectwithoutfill">
      <style:graphic-properties draw:stroke="solid"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objectwithoutfill">
      <style:graphic-properties svg:stroke-width="0.254cm" draw:marker-start-width="0.581cm" draw:marker-end="Arrow" draw:marker-end-width="0.681cm" draw:fill="none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graph_25_20schema">
        <draw:custom-shape draw:style-name="gr1" draw:text-style-name="P1" xml:id="id1" draw:id="id1" draw:layer="layout" svg:width="4.445cm" svg:height="4.445cm" svg:x="3.794cm" svg:y="4.556cm">
          <text:p text:style-name="P1">USER</text:p>
          <text:p text:style-name="P1">(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445cm" svg:height="4.445cm" svg:x="14.462cm" svg:y="4.556cm">
          <text:p text:style-name="P1">REPOSITORY</text:p>
          <text:p text:style-name="P1">(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8.239cm" svg:y1="6.779cm" svg:x2="14.462cm" svg:y2="6.779cm" draw:start-shape="id1" draw:start-glue-point="10" draw:end-shape="id2" draw:end-glue-point="6" svg:d="M8239 6779h6223" svg:viewBox="0 0 6224 1">
          <text:p/>
        </draw:connector>
        <draw:frame draw:style-name="gr3" draw:text-style-name="P3" draw:layer="layout" svg:width="4.064cm" svg:height="1.016cm" svg:x="9.509cm" svg:y="7.223cm">
          <draw:text-box>
            <text:p>starred</text:p>
          </draw:text-box>
        </draw:frame>
        <draw:frame draw:style-name="gr4" draw:text-style-name="P3" draw:layer="layout" svg:width="5.588cm" svg:height="1.27cm" svg:x="8.112cm" svg:y="9.89cm">
          <draw:text-box>
            <text:p>Graph Schema 1</text:p>
          </draw:text-box>
        </draw:frame>
        <draw:custom-shape draw:style-name="gr1" draw:text-style-name="P1" xml:id="id3" draw:id="id3" draw:layer="layout" svg:width="4.445cm" svg:height="4.445cm" svg:x="3.54cm" svg:y="18.526cm">
          <text:p text:style-name="P1">USER</text:p>
          <text:p text:style-name="P1">(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445cm" svg:height="4.445cm" svg:x="14.208cm" svg:y="18.526cm">
          <text:p text:style-name="P1">REPOSITORY</text:p>
          <text:p text:style-name="P1">(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7.985cm" svg:y1="20.749cm" svg:x2="14.208cm" svg:y2="20.749cm" draw:start-shape="id3" draw:start-glue-point="10" draw:end-shape="id4" draw:end-glue-point="6" svg:d="M7985 20749h6223" svg:viewBox="0 0 6224 1">
          <text:p/>
        </draw:connector>
        <draw:frame draw:style-name="gr3" draw:text-style-name="P3" draw:layer="layout" svg:width="4.064cm" svg:height="1.016cm" svg:x="9.255cm" svg:y="21.193cm">
          <draw:text-box>
            <text:p>starred</text:p>
          </draw:text-box>
        </draw:frame>
        <draw:frame draw:style-name="gr4" draw:text-style-name="P3" draw:layer="layout" svg:width="5.588cm" svg:height="1.27cm" svg:x="7.858cm" svg:y="23.86cm">
          <draw:text-box>
            <text:p>Graph Schema 2</text:p>
          </draw:text-box>
        </draw:frame>
        <draw:connector draw:style-name="gr5" draw:text-style-name="P2" draw:layer="layout" draw:line-skew="-1.276cm" svg:x1="4.191cm" svg:y1="19.177cm" svg:x2="7.334cm" svg:y2="19.177cm" draw:start-shape="id3" draw:start-glue-point="5" draw:end-shape="id3" draw:end-glue-point="11" svg:d="M4191 19177v-2429h3143v2429" svg:viewBox="0 0 3144 2430">
          <text:p/>
        </draw:connector>
        <draw:frame draw:style-name="gr6" draw:text-style-name="P3" draw:layer="layout" svg:width="3.556cm" svg:height="0.962cm" svg:x="4.429cm" svg:y="15.732cm">
          <draw:text-box>
            <text:p>follows</text:p>
          </draw:text-box>
        </draw:frame>
      </draw:page>
      <draw:page draw:name="page2" draw:style-name="dp1" draw:master-page-name="graph_25_20schema">
        <draw:custom-shape draw:style-name="gr1" draw:text-style-name="P4" xml:id="id5" draw:id="id5" draw:layer="layout" svg:width="4.445cm" svg:height="4.445cm" svg:x="3.794cm" svg:y="4.556cm">
          <text:p text:style-name="P4">USER</text:p>
          <text:p text:style-name="P4">(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6" draw:id="id6" draw:layer="layout" svg:width="4.445cm" svg:height="4.445cm" svg:x="14.462cm" svg:y="4.556cm">
          <text:p text:style-name="P4">REPOSITORY</text:p>
          <text:p text:style-name="P4">(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8.239cm" svg:y1="6.779cm" svg:x2="14.462cm" svg:y2="6.779cm" draw:start-shape="id5" draw:start-glue-point="10" draw:end-shape="id6" draw:end-glue-point="6" svg:d="M8239 6779h6223" svg:viewBox="0 0 6224 1">
          <text:p/>
        </draw:connector>
        <draw:frame draw:style-name="gr3" draw:text-style-name="P6" draw:layer="layout" svg:width="4.064cm" svg:height="1.016cm" svg:x="9.509cm" svg:y="7.223cm">
          <draw:text-box>
            <text:p text:style-name="P5">starred</text:p>
          </draw:text-box>
        </draw:frame>
        <draw:frame draw:style-name="gr4" draw:text-style-name="P6" draw:layer="layout" svg:width="5.588cm" svg:height="1.27cm" svg:x="8.112cm" svg:y="9.89cm">
          <draw:text-box>
            <text:p text:style-name="P5">Graph Schema 1</text:p>
          </draw:text-box>
        </draw:frame>
        <draw:custom-shape draw:style-name="gr1" draw:text-style-name="P4" xml:id="id7" draw:id="id7" draw:layer="layout" svg:width="4.445cm" svg:height="4.445cm" svg:x="3.54cm" svg:y="18.526cm">
          <text:p text:style-name="P4">USER</text:p>
          <text:p text:style-name="P4">(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8" draw:id="id8" draw:layer="layout" svg:width="4.445cm" svg:height="4.445cm" svg:x="14.208cm" svg:y="18.526cm">
          <text:p text:style-name="P4">REPOSITORY</text:p>
          <text:p text:style-name="P4">(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7.985cm" svg:y1="20.749cm" svg:x2="14.208cm" svg:y2="20.749cm" draw:start-shape="id7" draw:start-glue-point="10" draw:end-shape="id8" draw:end-glue-point="6" svg:d="M7985 20749h6223" svg:viewBox="0 0 6224 1">
          <text:p/>
        </draw:connector>
        <draw:frame draw:style-name="gr3" draw:text-style-name="P6" draw:layer="layout" svg:width="4.064cm" svg:height="1.016cm" svg:x="9.255cm" svg:y="21.193cm">
          <draw:text-box>
            <text:p text:style-name="P5">starred</text:p>
          </draw:text-box>
        </draw:frame>
        <draw:frame draw:style-name="gr4" draw:text-style-name="P6" draw:layer="layout" svg:width="5.588cm" svg:height="1.27cm" svg:x="7.858cm" svg:y="23.86cm">
          <draw:text-box>
            <text:p text:style-name="P5">Graph Schema 3</text:p>
          </draw:text-box>
        </draw:frame>
        <draw:connector draw:style-name="gr5" draw:text-style-name="P2" draw:layer="layout" draw:line-skew="-1.276cm" svg:x1="4.191cm" svg:y1="19.177cm" svg:x2="7.334cm" svg:y2="19.177cm" draw:start-shape="id7" draw:start-glue-point="5" draw:end-shape="id7" draw:end-glue-point="11" svg:d="M4191 19177v-2429h3143v2429" svg:viewBox="0 0 3144 2430">
          <text:p/>
        </draw:connector>
        <draw:frame draw:style-name="gr6" draw:text-style-name="P6" draw:layer="layout" svg:width="3.556cm" svg:height="0.962cm" svg:x="4.429cm" svg:y="15.732cm">
          <draw:text-box>
            <text:p text:style-name="P5">follows</text:p>
          </draw:text-box>
        </draw:frame>
      </draw:page>
      <draw:page draw:name="page3" draw:style-name="dp1" draw:master-page-name="graph_25_20schema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_25_20schema" style:display-name="graph%20schem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2:30:27.349033655</meta:creation-date>
    <dc:date>2017-11-09T14:33:44.180836211</dc:date>
    <meta:editing-duration>PT1H31M16S</meta:editing-duration>
    <meta:editing-cycles>1</meta:editing-cycles>
    <meta:document-statistic meta:object-count="24"/>
    <meta:generator>LibreOffice/4.4.6.3$Linux_X86_64 LibreOffice_project/40m0$Build-3</meta:generator>
  </office:meta>
</office:document-meta>
</file>